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</style:style>
    <style:style style:name="P2" style:family="paragraph" style:parent-style-name="Standard">
      <style:paragraph-properties fo:margin-left="0.741cm" fo:margin-right="0cm" fo:text-indent="0cm" style:auto-text-indent="false"/>
      <style:text-properties fo:color="#ce181e"/>
    </style:style>
    <style:style style:name="P3" style:family="paragraph" style:parent-style-name="Standard">
      <style:paragraph-properties fo:margin-left="0.741cm" fo:margin-right="0cm" fo:text-indent="0cm" style:auto-text-indent="false"/>
      <style:text-properties fo:color="#ce181e" officeooo:rsid="002073c4" officeooo:paragraph-rsid="002073c4"/>
    </style:style>
    <style:style style:name="P4" style:family="paragraph" style:parent-style-name="Standard">
      <style:paragraph-properties fo:margin-left="0cm" fo:margin-right="0cm" fo:text-indent="0.741cm" style:auto-text-indent="false"/>
    </style:style>
    <style:style style:name="P5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.741cm" style:auto-text-indent="false"/>
    </style:style>
    <style:style style:name="P6" style:family="paragraph" style:parent-style-name="Standard">
      <style:paragraph-properties fo:margin-left="0.37cm" fo:margin-right="0cm" fo:text-indent="0cm" style:auto-text-indent="false"/>
    </style:style>
    <style:style style:name="P7" style:family="paragraph" style:parent-style-name="Standard">
      <style:paragraph-properties fo:margin-left="0.741cm" fo:margin-right="0cm" fo:text-indent="0.741cm" style:auto-text-indent="false"/>
    </style:style>
    <style:style style:name="P8" style:family="paragraph" style:parent-style-name="Standard">
      <style:paragraph-properties fo:margin-left="1.482cm" fo:margin-right="0cm" fo:text-indent="0cm" style:auto-text-indent="false"/>
    </style:style>
    <style:style style:name="P9" style:family="paragraph" style:parent-style-name="Standard">
      <style:paragraph-properties fo:margin-left="1.482cm" fo:margin-right="0cm" fo:text-indent="0cm" style:auto-text-indent="false"/>
      <style:text-properties officeooo:paragraph-rsid="0020a84f"/>
    </style:style>
    <style:style style:name="P10" style:family="paragraph" style:parent-style-name="Standard">
      <style:paragraph-properties fo:margin-left="1.482cm" fo:margin-right="0cm" fo:text-indent="0.741cm" style:auto-text-indent="false"/>
    </style:style>
    <style:style style:name="P11" style:family="paragraph" style:parent-style-name="Standard">
      <style:paragraph-properties fo:margin-left="1.852cm" fo:margin-right="0cm" fo:text-indent="0.741cm" style:auto-text-indent="false"/>
    </style:style>
    <style:style style:name="P12" style:family="paragraph" style:parent-style-name="Standard">
      <style:paragraph-properties fo:margin-left="2.963cm" fo:margin-right="0cm" fo:text-indent="0cm" style:auto-text-indent="false"/>
    </style:style>
    <style:style style:name="P13" style:family="paragraph" style:parent-style-name="Standard">
      <style:paragraph-properties fo:margin-left="2.115cm" fo:margin-right="0cm" fo:text-indent="0.741cm" style:auto-text-indent="false"/>
    </style:style>
    <style:style style:name="P14" style:family="paragraph" style:parent-style-name="Standard">
      <style:paragraph-properties fo:margin-left="0.635cm" fo:margin-right="0cm" fo:text-indent="0.741cm" style:auto-text-indent="false"/>
    </style:style>
    <style:style style:name="P15" style:family="paragraph" style:parent-style-name="Standard">
      <style:paragraph-properties fo:margin-left="2.223cm" fo:margin-right="0cm" fo:text-indent="0cm" style:auto-text-indent="false"/>
    </style:style>
    <style:style style:name="P16" style:family="paragraph" style:parent-style-name="Standard">
      <style:paragraph-properties fo:margin-left="1.376cm" fo:margin-right="0cm" fo:text-indent="0cm" style:auto-text-indent="false"/>
    </style:style>
    <style:style style:name="P17" style:family="paragraph" style:parent-style-name="List_20_Paragraph">
      <style:paragraph-properties fo:margin-left="1.376cm" fo:margin-right="0cm" fo:text-indent="0cm" style:auto-text-indent="false"/>
    </style:style>
    <style:style style:name="P18" style:family="paragraph" style:parent-style-name="Standard">
      <style:paragraph-properties fo:margin-left="2.115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2.223cm" style:auto-text-indent="false"/>
    </style:style>
    <style:style style:name="P20" style:family="paragraph" style:parent-style-name="Heading_20_1">
      <style:text-properties fo:font-size="12pt" style:font-size-asian="10.5pt" style:font-size-complex="12pt"/>
    </style:style>
    <style:style style:name="P21" style:family="paragraph" style:parent-style-name="List_20_Paragraph">
      <style:paragraph-properties fo:margin-left="1.376cm" fo:margin-right="0cm" fo:text-indent="0.741cm" style:auto-text-indent="false"/>
    </style:style>
    <style:style style:name="P22" style:family="paragraph" style:parent-style-name="List_20_Paragraph">
      <style:paragraph-properties fo:margin-left="2.856cm" fo:margin-right="0cm" fo:text-indent="0.741cm" style:auto-text-indent="false"/>
    </style:style>
    <style:style style:name="P23" style:family="paragraph" style:parent-style-name="List_20_Paragraph">
      <style:paragraph-properties fo:margin-left="0.633cm" fo:margin-right="0cm" fo:text-indent="0.741cm" style:auto-text-indent="false"/>
    </style:style>
    <style:style style:name="P24" style:family="paragraph" style:parent-style-name="List_20_Paragraph">
      <style:paragraph-properties fo:margin-left="0.633cm" fo:margin-right="0cm" fo:text-indent="0cm" style:auto-text-indent="false"/>
    </style:style>
    <style:style style:name="P25" style:family="paragraph" style:parent-style-name="List_20_Paragraph">
      <style:paragraph-properties fo:margin-left="1.744cm" fo:margin-right="0cm" fo:text-indent="0cm" style:auto-text-indent="false"/>
    </style:style>
    <style:style style:name="P26" style:family="paragraph" style:parent-style-name="List_20_Paragraph">
      <style:paragraph-properties fo:margin-left="1.744cm" fo:margin-right="0cm" fo:text-indent="0.741cm" style:auto-text-indent="false"/>
    </style:style>
    <style:style style:name="P27" style:family="paragraph" style:parent-style-name="List_20_Paragraph">
      <style:paragraph-properties fo:margin-left="1.901cm" fo:margin-right="0cm" fo:text-indent="0.584cm" style:auto-text-indent="false"/>
    </style:style>
    <style:style style:name="P28" style:family="paragraph" style:parent-style-name="List_20_Paragraph">
      <style:paragraph-properties fo:margin-left="2.011cm" fo:margin-right="0cm" fo:text-indent="0cm" style:auto-text-indent="false"/>
    </style:style>
    <style:style style:name="P29" style:family="paragraph" style:parent-style-name="List_20_Paragraph">
      <style:paragraph-properties fo:margin-left="1.376cm" fo:margin-right="0cm" fo:text-indent="1.111cm" style:auto-text-indent="false"/>
    </style:style>
    <style:style style:name="P30" style:family="paragraph" style:parent-style-name="List_20_Paragraph">
      <style:paragraph-properties fo:margin-left="2.117cm" fo:margin-right="0cm" fo:text-indent="0.106cm" style:auto-text-indent="false"/>
    </style:style>
    <style:style style:name="P31" style:family="paragraph" style:parent-style-name="Preformatted_20_Text">
      <style:text-properties fo:color="#800a01" style:font-name="DejaVu Sans Mono" fo:font-size="13.5pt" fo:font-style="italic" style:font-size-asian="10.5pt" style:font-size-complex="12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3.5pt" fo:font-style="italic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-asian="AR PL UKai HK" style:font-size-asian="13.5pt" style:font-style-asian="italic"/>
    </style:style>
    <style:style style:name="P35" style:family="paragraph" style:parent-style-name="Preformatted_20_Text">
      <style:text-properties fo:color="#000000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7" style:family="paragraph" style:parent-style-name="Preformatted_20_Text">
      <style:text-properties fo:color="#000000" style:font-name="DejaVu Sans Mono" fo:font-size="13.5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3.5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3.5pt" fo:font-style="italic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3.5pt" fo:font-style="italic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.5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.5pt" officeooo:rsid="002fb7a6" officeooo:paragraph-rsid="002fb7a6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.5pt" officeooo:rsid="002fe7a8" officeooo:paragraph-rsid="002fe7a8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3.5pt" fo:font-style="italic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3.5pt" fo:font-style="italic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color="#000000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3.5pt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3.5pt" fo:font-style="italic"/>
    </style:style>
    <style:style style:name="P50" style:family="paragraph" style:parent-style-name="List_20_Paragraph">
      <style:paragraph-properties fo:margin-left="0cm" fo:margin-right="0cm" fo:text-indent="0cm" style:auto-text-indent="false"/>
    </style:style>
    <style:style style:name="P51" style:family="paragraph" style:parent-style-name="Standard">
      <style:paragraph-properties fo:margin-left="0cm" fo:margin-right="0cm" fo:text-indent="0cm" style:auto-text-indent="false"/>
    </style:style>
    <style:style style:name="P52" style:family="paragraph" style:parent-style-name="Standard" style:list-style-name="">
      <style:paragraph-properties fo:margin-top="0.494cm" fo:margin-bottom="0.494cm" loext:contextual-spacing="false" fo:text-align="start" style:justify-single-word="false" fo:orphans="2" fo:widows="2" fo:padding-left="0cm" fo:padding-right="0cm" fo:padding-top="0cm" fo:padding-bottom="0.141cm" fo:border-left="none" fo:border-right="none" fo:border-top="none" fo:border-bottom="0.74pt solid #eeeeee"/>
      <style:text-properties fo:color="#333333" style:font-name="Helvetica" fo:font-size="21pt" fo:font-weight="bold" style:letter-kerning="false" style:font-name-asian="宋体1" style:font-size-asian="21pt" style:font-weight-asian="bold" style:font-name-complex="Helvetica1" style:font-size-complex="21pt" style:font-weight-complex="bold"/>
    </style:style>
    <style:style style:name="P53" style:family="paragraph" style:parent-style-name="Heading_20_1" style:master-page-name="Standard">
      <style:paragraph-properties style:page-number="auto"/>
    </style:style>
    <style:style style:name="P54" style:family="paragraph" style:parent-style-name="List_20_Paragraph" style:list-style-name="WWNum2"/>
    <style:style style:name="P55" style:family="paragraph" style:parent-style-name="List_20_Paragraph" style:list-style-name="WWNum3"/>
    <style:style style:name="P56" style:family="paragraph" style:parent-style-name="List_20_Paragraph" style:list-style-name="WWNum4"/>
    <style:style style:name="P57" style:family="paragraph" style:parent-style-name="List_20_Paragraph" style:list-style-name="WWNum1"/>
    <style:style style:name="P58" style:family="paragraph" style:parent-style-name="List_20_Paragraph" style:list-style-name="WWNum6"/>
    <style:style style:name="P59" style:family="paragraph" style:parent-style-name="List_20_Paragraph" style:list-style-name="WWNum6">
      <style:text-properties fo:color="#333333" style:font-name="Helvetica" fo:font-size="10pt" fo:background-color="#ffffff" style:font-size-asian="10pt" style:font-name-complex="Helvetica1" style:font-size-complex="10pt"/>
    </style:style>
    <style:style style:name="P60" style:family="paragraph" style:parent-style-name="List_20_Paragraph" style:list-style-name="WWNum7"/>
    <style:style style:name="P61" style:family="paragraph" style:parent-style-name="List_20_Paragraph" style:list-style-name="WWNum23"/>
    <style:style style:name="P62" style:family="paragraph" style:parent-style-name="List_20_Paragraph" style:list-style-name="WWNum22"/>
    <style:style style:name="P63" style:family="paragraph" style:parent-style-name="List_20_Paragraph" style:list-style-name="WWNum9"/>
    <style:style style:name="P64" style:family="paragraph" style:parent-style-name="List_20_Paragraph" style:list-style-name="WWNum10"/>
    <style:style style:name="P65" style:family="paragraph" style:parent-style-name="List_20_Paragraph" style:list-style-name="WWNum11"/>
    <style:style style:name="P66" style:family="paragraph" style:parent-style-name="List_20_Paragraph" style:list-style-name="WWNum12"/>
    <style:style style:name="P67" style:family="paragraph" style:parent-style-name="List_20_Paragraph" style:list-style-name="WWNum13"/>
    <style:style style:name="P68" style:family="paragraph" style:parent-style-name="List_20_Paragraph" style:list-style-name="WWNum14"/>
    <style:style style:name="P69" style:family="paragraph" style:parent-style-name="List_20_Paragraph" style:list-style-name="WWNum15"/>
    <style:style style:name="P70" style:family="paragraph" style:parent-style-name="List_20_Paragraph" style:list-style-name="WWNum16"/>
    <style:style style:name="P71" style:family="paragraph" style:parent-style-name="List_20_Paragraph" style:list-style-name="WWNum17"/>
    <style:style style:name="P72" style:family="paragraph" style:parent-style-name="List_20_Paragraph" style:list-style-name="WWNum18"/>
    <style:style style:name="P73" style:family="paragraph" style:parent-style-name="List_20_Paragraph" style:list-style-name="WWNum19"/>
    <style:style style:name="P74" style:family="paragraph" style:parent-style-name="List_20_Paragraph" style:list-style-name="WWNum20"/>
    <style:style style:name="P75" style:family="paragraph" style:parent-style-name="List_20_Paragraph">
      <style:paragraph-properties fo:margin-left="1.376cm" fo:margin-right="0cm" fo:text-indent="0cm" style:auto-text-indent="false"/>
    </style:style>
    <style:style style:name="T1" style:family="text">
      <style:text-properties fo:color="#333333" style:font-name="Helvetica" fo:background-color="#ffffff" loext:char-shading-value="0" style:font-name-complex="Helvetica1"/>
    </style:style>
    <style:style style:name="T2" style:family="text">
      <style:text-properties fo:color="#333333" style:font-name="Helvetica" fo:font-size="12pt" style:letter-kerning="false" style:font-name-asian="宋体1" style:font-size-asian="12pt" style:font-name-complex="Helvetica1" style:font-size-complex="12pt"/>
    </style:style>
    <style:style style:name="T3" style:family="text">
      <style:text-properties fo:color="#333333" style:font-name="Helvetica" fo:font-size="10pt" fo:background-color="#ffffff" loext:char-shading-value="0" style:font-size-asian="10pt" style:font-name-complex="Helvetica1" style:font-size-complex="10pt"/>
    </style:style>
    <style:style style:name="T4" style:family="text">
      <style:text-properties fo:color="#333333" style:font-name="Arial" fo:background-color="#ffffff" loext:char-shading-value="0" style:font-name-complex="Arial1" style:font-size-complex="10.5pt"/>
    </style:style>
    <style:style style:name="T5" style:family="text">
      <style:text-properties fo:color="#000000" style:font-name="Verdana" fo:background-color="#ffffff" loext:char-shading-value="0"/>
    </style:style>
    <style:style style:name="T6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T7" style:family="text">
      <style:text-properties style:font-name-asian="AR PL UKai HK" style:font-size-asian="13.5pt" style:font-style-asian="italic"/>
    </style:style>
    <style:style style:name="T8" style:family="text">
      <style:text-properties fo:color="#800a01"/>
    </style:style>
    <style:style style:name="T9" style:family="text">
      <style:text-properties fo:color="#800a01" style:font-name-asian="AR PL UKai HK" style:font-size-asian="13.5pt" style:font-style-asian="italic"/>
    </style:style>
    <style:style style:name="T10" style:family="text">
      <style:text-properties fo:color="#800a01" style:font-name="DejaVu Sans Mono" fo:font-size="13.5pt"/>
    </style:style>
    <style:style style:name="T11" style:family="text">
      <style:text-properties fo:color="#800a01" style:font-name="DejaVu Sans Mono" fo:font-size="13.5pt" fo:font-style="italic"/>
    </style:style>
    <style:style style:name="T12" style:family="text">
      <style:text-properties style:font-name="DejaVu Sans Mono" fo:font-size="13.5pt"/>
    </style:style>
    <style:style style:name="T13" style:family="text">
      <style:text-properties style:font-name="DejaVu Sans Mono" fo:font-size="13.5pt" fo:font-style="italic"/>
    </style:style>
    <style:style style:name="T14" style:family="text">
      <style:text-properties fo:color="#ce181e"/>
    </style:style>
    <style:style style:name="T15" style:family="text">
      <style:text-properties fo:color="#ce181e" style:font-name="Helvetica" fo:font-size="12pt" fo:font-weight="bold" style:letter-kerning="false" style:font-name-asian="宋体1" style:font-size-asian="12pt" style:font-weight-asian="bold" style:font-name-complex="Helvetica1" style:font-size-complex="12pt" style:font-weight-complex="bold"/>
    </style:style>
    <style:style style:name="T16" style:family="text">
      <style:text-properties fo:color="#ce181e" style:font-name="Helvetica" fo:font-size="10pt" fo:font-weight="bold" fo:background-color="#ffffff" loext:char-shading-value="0" style:font-size-asian="10pt" style:font-weight-asian="bold" style:font-name-complex="Helvetica1" style:font-size-complex="10pt" style:font-weight-complex="bold"/>
    </style:style>
    <style:style style:name="T17" style:family="text">
      <style:text-properties fo:color="#ce181e" style:font-name="Arial" fo:font-weight="bold" fo:background-color="#ffffff" loext:char-shading-value="0" style:font-weight-asian="bold" style:font-name-complex="Arial1" style:font-size-complex="10.5pt" style:font-weight-complex="bold"/>
    </style:style>
    <style:style style:name="T18" style:family="text">
      <style:text-properties fo:color="#ce181e" style:font-name="Verdana" fo:font-weight="bold" fo:background-color="#ffffff" loext:char-shading-value="0" style:font-weight-asian="bold" style:font-weight-complex="bold"/>
    </style:style>
    <style:style style:name="T19" style:family="text">
      <style:text-properties fo:color="#ce181e" fo:font-weight="bold" style:font-weight-asian="bold" style:font-weight-complex="bold"/>
    </style:style>
    <style:style style:name="T20" style:family="text">
      <style:text-properties fo:color="#ce181e" officeooo:rsid="003e29bd"/>
    </style:style>
    <style:style style:name="T21" style:family="text">
      <style:text-properties fo:color="#800400"/>
    </style:style>
    <style:style style:name="T22" style:family="text">
      <style:text-properties fo:color="#800400" style:font-name="DejaVu Sans Mono" fo:font-size="13.5pt" fo:font-style="italic"/>
    </style:style>
    <style:style style:name="T23" style:family="text">
      <style:text-properties fo:color="#800400" style:font-name-asian="AR PL UKai HK" style:font-size-asian="13.5pt" style:font-style-asian="italic"/>
    </style:style>
    <style:style style:name="T24" style:family="text">
      <style:text-properties fo:color="#000080"/>
    </style:style>
    <style:style style:name="T25" style:family="text">
      <style:text-properties fo:color="#000080" fo:font-weight="bold"/>
    </style:style>
    <style:style style:name="T26" style:family="text">
      <style:text-properties fo:color="#000080" style:font-name="DejaVu Sans Mono" fo:font-size="13.5pt"/>
    </style:style>
    <style:style style:name="T27" style:family="text">
      <style:text-properties fo:color="#000080" style:font-name="DejaVu Sans Mono" fo:font-size="13.5pt" fo:font-weight="bold"/>
    </style:style>
    <style:style style:name="T28" style:family="text">
      <style:text-properties fo:color="#008080" style:font-name="DejaVu Sans Mono" fo:font-size="13.5pt" fo:font-weight="bold"/>
    </style:style>
    <style:style style:name="T29" style:family="text">
      <style:text-properties fo:color="#008080" style:font-name-asian="AR PL UKai TW" style:font-size-asian="13.5pt" style:font-weight-asian="bold"/>
    </style:style>
    <style:style style:name="T30" style:family="text">
      <style:text-properties fo:color="#008080" fo:font-weight="bold"/>
    </style:style>
    <style:style style:name="T31" style:family="text">
      <style:text-properties fo:color="#0000ff"/>
    </style:style>
    <style:style style:name="T32" style:family="text">
      <style:text-properties fo:color="#0000ff" style:font-name="DejaVu Sans Mono" fo:font-size="13.5pt"/>
    </style:style>
    <style:style style:name="T33" style:family="text">
      <style:text-properties officeooo:rsid="00272763"/>
    </style:style>
    <style:style style:name="T34" style:family="text">
      <style:text-properties fo:color="#b200b2" style:font-name="DejaVu Sans Mono" fo:font-size="13.5pt"/>
    </style:style>
    <style:style style:name="T35" style:family="text">
      <style:text-properties fo:color="#94558d" style:font-name="DejaVu Sans Mono" fo:font-size="13.5pt"/>
    </style:style>
    <style:style style:name="T36" style:family="text">
      <style:text-properties fo:color="#ff0e00" style:font-name="DejaVu Sans Mono" fo:font-size="13.5pt" fo:font-weight="bold"/>
    </style:style>
    <style:style style:name="T37" style:family="text">
      <style:text-properties fo:color="#808080"/>
    </style:style>
    <style:style style:name="T38" style:family="text">
      <style:text-properties fo:color="#660099"/>
    </style:style>
    <style:style style:name="T39" style:family="text">
      <style:text-properties officeooo:rsid="003e2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模块 Module</text:h>
      <text:h text:style-name="Heading_20_2" text:outline-level="2">定义</text:h>
      <text:p text:style-name="P1">包含一系列数据、函数、类的文件，通常以.py结尾。</text:p>
      <text:h text:style-name="Heading_20_2" text:outline-level="2">作用</text:h>
      <text:p text:style-name="P1">让一些相关的数据，函数，类有逻辑的组织在一起，使逻辑结构更加清晰。</text:p>
      <text:p text:style-name="P1">有利于多人合作开发。</text:p>
      <text:h text:style-name="Heading_20_2" text:outline-level="2">导入</text:h>
      <text:h text:style-name="Heading_20_3" text:outline-level="3">import </text:h>
      <text:list xml:id="list1991890321" text:style-name="WWNum2">
        <text:list-item>
          <text:p text:style-name="P54">语法： </text:p>
        </text:list-item>
      </text:list>
      <text:p text:style-name="P17">import 模块名</text:p>
      <text:p text:style-name="P17">import 模块名 as 别名</text:p>
      <text:list xml:id="list203655684619774" text:continue-numbering="true" text:style-name="WWNum2">
        <text:list-item>
          <text:p text:style-name="P54">作用：将某模块整体导入到当前模块中</text:p>
        </text:list-item>
        <text:list-item>
          <text:p text:style-name="P54">使用：模块名.成员</text:p>
        </text:list-item>
      </text:list>
      <text:h text:style-name="Heading_20_3" text:outline-level="3">from import </text:h>
      <text:list xml:id="list3038238576" text:style-name="WWNum3">
        <text:list-item>
          <text:p text:style-name="P55">语法：</text:p>
        </text:list-item>
      </text:list>
      <text:p text:style-name="P17">from 模块名 import 成员名[ as 别名1]</text:p>
      <text:p text:style-name="P17">作用：将模块内的一个或多个成员导入到当前模块的作用域中。</text:p>
      <text:h text:style-name="Heading_20_3" text:outline-level="3">from import * </text:h>
      <text:list xml:id="list120295138" text:style-name="WWNum4">
        <text:list-item>
          <text:p text:style-name="P56">语法：from 模块名 import *</text:p>
        </text:list-item>
        <text:list-item>
          <text:p text:style-name="P56">作用：将某模块的所有成员导入到当前模块。</text:p>
        </text:list-item>
        <text:list-item>
          <text:p text:style-name="P56">模块中以下划线(_)开头的属性，不会被导入，通常称这些成员为隐藏成员。</text:p>
        </text:list-item>
      </text:list>
      <text:h text:style-name="P52" text:outline-level="2"><text:soft-page-break/>模块变量</text:h>
      <text:p text:style-name="P4">__all__变量：定义可导出成员，仅对from xx import *语句有效。</text:p>
      <text:p text:style-name="P4">__doc__变量：文档字符串。</text:p>
      <text:p text:style-name="P4">__file__变量：模块对应的文件路径名。</text:p>
      <text:p text:style-name="P4">__name__变量：模块自身名字，可以判断是否为主模块。</text:p>
      <text:p text:style-name="P4">当此模块作为主模块(第一个运行的模块)运行时，__name__绑定'__main__'，不是主模块，而是被其它模块导入时,存储模块名。</text:p>
      <text:h text:style-name="Heading_20_2" text:outline-level="2">加载过程</text:h>
      <text:p text:style-name="P1">在模块导入时，模块的所有语句会执行。</text:p>
      <text:p text:style-name="P1">如果一个模块已经导入，则再次导入时不会重新执行模块内的语句。</text:p>
      <text:h text:style-name="Heading_20_2" text:outline-level="2">分类</text:h>
      <text:list xml:id="list2287894670" text:style-name="WWNum1">
        <text:list-item>
          <text:p text:style-name="P57">内置模块(builtins)，在解析器的内部可以直接使用。</text:p>
        </text:list-item>
        <text:list-item>
          <text:p text:style-name="P57">标准库模块，安装Python时已安装且可直接使用。</text:p>
        </text:list-item>
        <text:list-item>
          <text:p text:style-name="P57">第三方模块（通常为开源），需要自己安装。</text:p>
        </text:list-item>
        <text:list-item>
          <text:p text:style-name="P57">用户自己编写的模块（可以作为其他人的第三方模块）</text:p>
        </text:list-item>
      </text:list>
      <text:h text:style-name="Heading_20_2" text:outline-level="2">搜索顺序</text:h>
      <text:p text:style-name="P1">搜索内建模块(builtins)</text:p>
      <text:p text:style-name="P1">sys.path 提供的路径，通常第一个是<text:span text:style-name="T1">程序运行时的路径。</text:span></text:p>
      <text:h text:style-name="Heading_20_1" text:outline-level="1">包package</text:h>
      <text:p text:style-name="P31">"""</text:p>
      <text:p text:style-name="P36"><text:span text:style-name="T8"><text:s text:c="4"/></text:span><text:span text:style-name="T9">包（文件夹）</text:span></text:p>
      <text:p text:style-name="P36"><text:span text:style-name="T8"><text:s text:c="4"/></text:span><text:span text:style-name="T11">python </text:span><text:span text:style-name="T9">程序结构</text:span></text:p>
      <text:p text:style-name="P33"><text:s text:c="4"/><text:span text:style-name="T7">一个文件夹打开有多个文件件，一个文件夹打开有多个模块，一个模块打开有多个类。</text:span></text:p>
      <text:p text:style-name="P33"><text:soft-page-break/><text:s text:c="3"/><text:span text:style-name="T7">包</text:span></text:p>
      <text:p text:style-name="P33"><text:s text:c="7"/><text:span text:style-name="T7">模块</text:span></text:p>
      <text:p text:style-name="P33"><text:s text:c="12"/><text:span text:style-name="T7">类</text:span></text:p>
      <text:p text:style-name="P36"><text:span text:style-name="T8"><text:s text:c="16"/></text:span><text:span text:style-name="T9">函数（）</text:span><text:span text:style-name="T11">/</text:span><text:span text:style-name="T9">方法（）</text:span></text:p>
      <text:p text:style-name="P33"><text:s text:c="20"/><text:span text:style-name="T7">语句</text:span></text:p>
      <text:p text:style-name="P45">"""</text:p>
      <text:h text:style-name="P20" text:outline-level="1"/>
      <text:h text:style-name="Heading_20_2" text:outline-level="2">定义</text:h>
      <text:p text:style-name="P5"><text:span text:style-name="T15">将模块以文件夹的形式进行分组管理</text:span><text:span text:style-name="T2">。</text:span></text:p>
      <text:h text:style-name="Heading_20_2" text:outline-level="2">作用</text:h>
      <text:p text:style-name="P1">让一些相关的模块组织在一起，使逻辑结构更加清晰。</text:p>
      <text:h text:style-name="Heading_20_2" text:outline-level="2">导入</text:h>
      <text:p text:style-name="P1">from 包名 import 模块名 [as 模块新名]</text:p>
      <text:p text:style-name="P1">from 包名.子包名 import 模块名 [as 模块新名]</text:p>
      <text:p text:style-name="P1">from 包名.子包名.模块名 import 成员名 [as 属性新名]</text:p>
      <text:p text:style-name="P1"/>
      <text:p text:style-name="P1"># 导入包内的所有子包和模块</text:p>
      <text:p text:style-name="P1">from 包名 import *</text:p>
      <text:p text:style-name="P1">from 包名.模块名 import *</text:p>
      <text:h text:style-name="Heading_20_2" text:outline-level="2">搜索顺序</text:h>
      <text:p text:style-name="P2">sys.path 提供的路径</text:p>
      <text:p text:style-name="P1"/>
      <text:p text:style-name="P3">20190419 pm 15:00</text:p>
      <text:h text:style-name="Heading_20_2" text:outline-level="2">__init__.py 文件</text:h>
      <text:p text:style-name="P6"><text:soft-page-break/>是包内必须存在的文件</text:p>
      <text:p text:style-name="P6">会在包加载时被自动调用</text:p>
      <text:h text:style-name="Heading_20_3" text:outline-level="3">__all__</text:h>
      <text:p text:style-name="P4">记录from 包 import * 语句需要导入的模块</text:p>
      <text:p text:style-name="Standard">案例：</text:p>
      <text:p text:style-name="P1"><text:bookmark-start text:name="__DdeLink__1032_1398030244"/>my_ project<text:bookmark-end text:name="__DdeLink__1032_1398030244"/> /</text:p>
      <text:p text:style-name="P1"><text:s text:c="3"/></text:p>
      <text:p text:style-name="P7"><text:bookmark-start text:name="__DdeLink__1048_1398030244"/>main<text:bookmark-end text:name="__DdeLink__1048_1398030244"/>.py <text:s text:c="7"/></text:p>
      <text:p text:style-name="P7"><text:bookmark-start text:name="__DdeLink__1034_1398030244"/>common<text:bookmark-end text:name="__DdeLink__1034_1398030244"/>/</text:p>
      <text:p text:style-name="P7"><text:s text:c="4"/>__init__.py</text:p>
      <text:p text:style-name="P7"><text:tab/><text:bookmark-start text:name="__DdeLink__1036_1398030244"/>double_list_helper.py<text:bookmark-end text:name="__DdeLink__1036_1398030244"/></text:p>
      <text:p text:style-name="P7"><text:tab/><text:bookmark-start text:name="__DdeLink__1038_1398030244"/>list_helper<text:bookmark-end text:name="__DdeLink__1038_1398030244"/>.py</text:p>
      <text:p text:style-name="P1"><text:s text:c="4"/><text:bookmark-start text:name="__DdeLink__1040_1398030244"/>sill_system<text:bookmark-end text:name="__DdeLink__1040_1398030244"/>/</text:p>
      <text:p text:style-name="P1"><text:s text:c="8"/>__init__.py</text:p>
      <text:p text:style-name="P1"><text:tab/><text:tab/><text:bookmark-start text:name="__DdeLink__1042_1398030244"/>skill_data<text:bookmark-end text:name="__DdeLink__1042_1398030244"/>.py</text:p>
      <text:p text:style-name="P1"><text:s text:c="8"/><text:bookmark-start text:name="__DdeLink__1044_1398030244"/>skill_deployer<text:bookmark-end text:name="__DdeLink__1044_1398030244"/>.py</text:p>
      <text:p text:style-name="P1"><text:tab/><text:tab/><text:bookmark-start text:name="__DdeLink__1046_1398030244"/>skill_manager<text:bookmark-end text:name="__DdeLink__1046_1398030244"/>.py</text:p>
      <text:h text:style-name="Heading_20_1" text:outline-level="1">异常处理Error</text:h>
      <text:h text:style-name="Heading_20_2" text:outline-level="2">异常</text:h>
      <text:list xml:id="list260873577" text:style-name="WWNum6">
        <text:list-item>
          <text:p text:style-name="P58"><text:span text:style-name="T3">定义：</text:span><text:span text:style-name="T16">运行时检测到的错误</text:span><text:span text:style-name="T3">。</text:span></text:p>
        </text:list-item>
        <text:list-item>
          <text:p text:style-name="P59">现象：当异常发生时，程序不会再向下执行，而转到函数的调用语句。</text:p>
        </text:list-item>
        <text:list-item>
          <text:p text:style-name="P59">常见异常类型：</text:p>
        </text:list-item>
      </text:list>
      <text:p text:style-name="P17">-- 名称异常(NameError)：变量未定义。</text:p>
      <text:p text:style-name="P17">-- 类型异常(TypeError)：不同类型数据进行运算。</text:p>
      <text:p text:style-name="P8">-- 索引异常(IndexError)：超出索引范围。</text:p>
      <text:p text:style-name="P8">-- 属性异常(AttributeError)：对象没有对应名称的属性。</text:p>
      <text:p text:style-name="P17">-- 键异常(KeyError)：没有对应名称的键。</text:p>
      <text:p text:style-name="P17">-- 未实现异常(NotImplementedError)：尚未实现的方法。</text:p>
      <text:p text:style-name="P17">-- 异常基类<text:span text:style-name="T33">(父类)</text:span>Exception。<text:span text:style-name="T14">python中叫异常</text:span></text:p>
      <text:h text:style-name="Heading_20_2" text:outline-level="2">处理</text:h>
      <text:list xml:id="list827640960" text:style-name="WWNum7">
        <text:list-item>
          <text:p text:style-name="P60"><text:soft-page-break/>语法： </text:p>
        </text:list-item>
      </text:list>
      <text:p text:style-name="P8">try:</text:p>
      <text:p text:style-name="P8"><text:s text:c="4"/>可能触发异常的语句</text:p>
      <text:p text:style-name="P8">except 错误类型1 [as 变量1]：<text:span text:style-name="T14">中括号可有可无如下：</text:span></text:p>
      <text:p text:style-name="P8"><text:s text:c="4"/>处理语句1</text:p>
      <text:p text:style-name="P8">except 错误类型2 <text:s/>as 变量2：</text:p>
      <text:p text:style-name="P8"><text:s text:c="4"/>处理语句2</text:p>
      <text:p text:style-name="P8">except Exception <text:s/>[as 变量3]：</text:p>
      <text:p text:style-name="P8"><text:s text:c="4"/>不是以上错误类型的处理语句</text:p>
      <text:p text:style-name="P8">else:</text:p>
      <text:p text:style-name="P8"><text:s text:c="4"/>未发生异常的语句</text:p>
      <text:p text:style-name="P8">finally:</text:p>
      <text:p text:style-name="P10">无论是否发生异常的语句</text:p>
      <text:p text:style-name="P10"/>
      <text:list xml:id="list203656069136673" text:continue-numbering="true" text:style-name="WWNum7">
        <text:list-item>
          <text:p text:style-name="P60">作用：<text:span text:style-name="T14">将程序由异常状态转为正常流程</text:span>。</text:p>
        </text:list-item>
        <text:list-item>
          <text:p text:style-name="P60">说明：</text:p>
        </text:list-item>
      </text:list>
      <text:p text:style-name="P9">as 子句是用于绑定错</text:p>
      <text:p text:style-name="P9">误对象的变量，可以省略</text:p>
      <text:p text:style-name="P8">except子句可以有一个或多个，用来捕获某种类型的错误。</text:p>
      <text:p text:style-name="P8">else子句最多只能有一个。</text:p>
      <text:p text:style-name="P8">finally子句最多只能有一个，如果没有except子句，必须存在。</text:p>
      <text:p text:style-name="P8">如果异常没有被捕获到，会向上层(调用处)继续传递，直到程序终止运行。</text:p>
      <text:p text:style-name="P8"/>
      <text:p text:style-name="P8"/>
      <text:p text:style-name="P47"><text:span text:style-name="T22"># </text:span><text:span text:style-name="T23">练习：定义方法，获取一个成绩</text:span><text:span text:style-name="T22">int</text:span><text:span text:style-name="T23">（</text:span><text:span text:style-name="T22">1~100</text:span><text:span text:style-name="T23">之间）</text:span></text:p>
      <text:p text:style-name="P36"><text:span text:style-name="T22"># </text:span><text:span text:style-name="T23">要求：如果输入有误，重新输入</text:span></text:p>
      <text:p text:style-name="P36"><text:span text:style-name="T22"># </text:span><text:span text:style-name="T23">不在</text:span><text:span text:style-name="T22">1~100</text:span><text:span text:style-name="T23">之间也重新输入</text:span></text:p>
      <text:p text:style-name="P38"><text:span text:style-name="T25">def </text:span>get_score():</text:p>
      <text:p text:style-name="P36"><text:s text:c="4"/><text:span text:style-name="T27">while True</text:span><text:span text:style-name="T12">:</text:span></text:p>
      <text:p text:style-name="P36"><text:s text:c="8"/><text:span text:style-name="T27">try</text:span><text:span text:style-name="T12">:</text:span></text:p>
      <text:p text:style-name="P36"><text:s text:c="12"/><text:span text:style-name="T12">score=</text:span><text:span text:style-name="T26">int</text:span><text:span text:style-name="T12">(</text:span><text:span text:style-name="T26">input</text:span><text:span text:style-name="T12">(</text:span><text:span text:style-name="T28">"</text:span><text:span text:style-name="T29">请输入学生成绩：</text:span><text:span text:style-name="T28">"</text:span><text:span text:style-name="T12">))</text:span></text:p>
      <text:p text:style-name="P36"><text:s text:c="8"/><text:span text:style-name="T27">except </text:span><text:span text:style-name="T26">ValueError</text:span><text:span text:style-name="T12">:</text:span></text:p>
      <text:p text:style-name="P36"><text:s text:c="12"/><text:span text:style-name="T26">print</text:span><text:span text:style-name="T12">(</text:span><text:span text:style-name="T28">"</text:span><text:span text:style-name="T29">输入有误</text:span><text:span text:style-name="T28">"</text:span><text:span text:style-name="T12">)</text:span></text:p>
      <text:p text:style-name="P36"><text:s text:c="12"/><text:span text:style-name="T27">continue</text:span></text:p>
      <text:p text:style-name="P36"><text:soft-page-break/><text:span text:style-name="T24"><text:s text:c="8"/></text:span><text:span text:style-name="T27">if </text:span><text:span text:style-name="T32">1</text:span><text:span text:style-name="T12">&lt;=score&lt;=</text:span><text:span text:style-name="T32">100</text:span><text:span text:style-name="T12">:</text:span></text:p>
      <text:p text:style-name="P36"><text:s text:c="12"/><text:span text:style-name="T27">return </text:span><text:span text:style-name="T12">score</text:span></text:p>
      <text:p text:style-name="P36"><text:s text:c="8"/><text:span text:style-name="T26">print</text:span><text:span text:style-name="T12">(</text:span><text:span text:style-name="T28">"</text:span><text:span text:style-name="T29">成绩不在范围内</text:span><text:span text:style-name="T28">"</text:span><text:span text:style-name="T12">)</text:span></text:p>
      <text:p text:style-name="P41">get_score()</text:p>
      <text:p text:style-name="P8"/>
      <text:p text:style-name="P8"/>
      <text:h text:style-name="Heading_20_2" text:outline-level="2">raise 语句</text:h>
      <text:list xml:id="list26684923" text:style-name="WWNum23">
        <text:list-item>
          <text:p text:style-name="P61">作用：抛出一个错误，让程序进入异常状态。</text:p>
        </text:list-item>
        <text:list-item>
          <text:p text:style-name="P61">目的：在程序调用层数较深时，向主调函数传递错误信息要层层return 比较麻烦，所以人为抛出异常，可以直接传递错误信息。。</text:p>
        </text:list-item>
      </text:list>
      <text:h text:style-name="Heading_20_2" text:outline-level="2">自定义异常</text:h>
      <text:list xml:id="list4140436214" text:style-name="WWNum22">
        <text:list-item>
          <text:p text:style-name="P62">定义：<text:tab/></text:p>
        </text:list-item>
      </text:list>
      <text:p text:style-name="P8">class 类名Error(Exception):</text:p>
      <text:p text:style-name="P8"><text:tab/><text:tab/>def __init__(self,参数):</text:p>
      <text:p text:style-name="P8"><text:tab/><text:tab/><text:tab/>super().__init__(参数)</text:p>
      <text:p text:style-name="P8"><text:tab/><text:tab/><text:tab/>self.数据 = 参数</text:p>
      <text:list xml:id="list203655699778402" text:continue-numbering="true" text:style-name="WWNum22">
        <text:list-item>
          <text:p text:style-name="P62">调用：</text:p>
        </text:list-item>
      </text:list>
      <text:p text:style-name="P17">try:</text:p>
      <text:p text:style-name="P21">….</text:p>
      <text:p text:style-name="P21">raise 自定义异常类名(参数)</text:p>
      <text:p text:style-name="P21">….</text:p>
      <text:p text:style-name="Standard"><text:tab/><text:tab/>except 定义异常类 as 变量名:</text:p>
      <text:p text:style-name="Standard"><text:tab/><text:tab/><text:tab/>变量名.数据</text:p>
      <text:list xml:id="list203655350133804" text:continue-numbering="true" text:style-name="WWNum22">
        <text:list-item>
          <text:p text:style-name="P62">作用：封装错误信息</text:p>
        </text:list-item>
      </text:list>
      <text:h text:style-name="Heading_20_1" text:outline-level="1">迭代</text:h>
      <text:p text:style-name="Standard"><text:tab/><text:span text:style-name="T17">每一次对过程的重复称为一次“迭代”</text:span><text:span text:style-name="T4">，而每一次迭代得到的结果会作为下一次迭代的初始值。例如：循环获取容器中的元素。</text:span></text:p>
      <text:h text:style-name="Heading_20_2" text:outline-level="2"><text:soft-page-break/><text:s text:c="2"/>可迭代对象iterable </text:h>
      <text:list xml:id="list1490723126" text:style-name="WWNum9">
        <text:list-item>
          <text:p text:style-name="P63">定义：具有__iter__函数的对象，可以返回迭代器对象。</text:p>
        </text:list-item>
        <text:list-item>
          <text:p text:style-name="P63">语法</text:p>
        </text:list-item>
      </text:list>
      <text:p text:style-name="P17">-- 创建：</text:p>
      <text:p text:style-name="P11">class 可迭代对象名称:</text:p>
      <text:p text:style-name="P12"><text:s text:c="2"/>def __iter__(self):</text:p>
      <text:p text:style-name="P12">      return 迭代器</text:p>
      <text:p text:style-name="P17">-- 使用：</text:p>
      <text:p text:style-name="P13">for 变量名 in 可迭代对象:</text:p>
      <text:p text:style-name="P22">语句</text:p>
      <text:list xml:id="list203654655978908" text:continue-numbering="true" text:style-name="WWNum9">
        <text:list-item>
          <text:p text:style-name="P63">原理：</text:p>
        </text:list-item>
      </text:list>
      <text:p text:style-name="P14">迭代器 = 可迭代对象.__iter__()</text:p>
      <text:p text:style-name="P23">while True:</text:p>
      <text:p text:style-name="P23"><text:s text:c="4"/>try: </text:p>
      <text:p text:style-name="P23"><text:s text:c="8"/>print(迭代器.__next__())</text:p>
      <text:p text:style-name="P23"><text:s text:c="4"/>except StopIteration:</text:p>
      <text:p text:style-name="P24"><text:s text:c="8"/><text:tab/><text:tab/>break</text:p>
      <text:h text:style-name="Heading_20_2" text:outline-level="2">迭代器对象iterator</text:h>
      <text:list xml:id="list2587562122" text:style-name="WWNum10">
        <text:list-item>
          <text:p text:style-name="P64">定义：可以被next()函数调用并返回下一个值的对象。</text:p>
        </text:list-item>
        <text:list-item>
          <text:p text:style-name="P64">语法</text:p>
        </text:list-item>
      </text:list>
      <text:p text:style-name="P23">class 迭代器类名:</text:p>
      <text:p text:style-name="P23"><text:s text:c="4"/>def __init__(self, 聚合对象):</text:p>
      <text:p text:style-name="P23"><text:s text:c="8"/>self.聚合对象= 聚合对象 </text:p>
      <text:p text:style-name="P23"/>
      <text:p text:style-name="P23"><text:s text:c="4"/>def __next__(self): </text:p>
      <text:p text:style-name="P23"><text:s text:c="8"/>if 没有元素:</text:p>
      <text:p text:style-name="P23"><text:s text:c="12"/>raise StopIteration</text:p>
      <text:p text:style-name="P24"><text:s text:c="12"/>return 聚合对象元素</text:p>
      <text:list xml:id="list203655870727350" text:continue-numbering="true" text:style-name="WWNum10">
        <text:list-item>
          <text:p text:style-name="P64">说明：</text:p>
        </text:list-item>
      </text:list>
      <text:p text:style-name="P17">-- 聚合对象通常是容器对象。</text:p>
      <text:p text:style-name="Standard"><text:tab/>4. 作用：使用者只需通过一种方式，便可简洁明了的获取聚合对象中各个元素，而又无需了解其内部结构。</text:p>
      <text:h text:style-name="Heading_20_1" text:outline-level="1"><text:soft-page-break/>生成器generator</text:h>
      <text:list xml:id="list1997322640" text:style-name="WWNum11">
        <text:list-item>
          <text:p text:style-name="P65">定义：能够动态(<text:span text:style-name="T5">循环一次计算一次返回一次即</text:span><text:span text:style-name="T18">生成器的特征</text:span>)提供数据的可迭代对象。</text:p>
        </text:list-item>
        <text:list-item>
          <text:p text:style-name="P65">作用：在循环过程中，按照某种算法推算数据，不必创建容器存储完整的结果，从而节省内存空间。数据量越大，优势越明显。</text:p>
        </text:list-item>
        <text:list-item>
          <text:p text:style-name="P65">以上作用也称之为延迟操作或惰性操作，通俗的讲就是在需要的时候才计算结果，而不是一次构建出所有结果。</text:p>
        </text:list-item>
      </text:list>
      <text:h text:style-name="Heading_20_2" text:outline-level="2">生成器函数</text:h>
      <text:list xml:id="list1324308818" text:style-name="WWNum12">
        <text:list-item>
          <text:p text:style-name="P66">定义：含有yield语句的函数，返回值为生成器对象。</text:p>
        </text:list-item>
        <text:list-item>
          <text:p text:style-name="P66">语法</text:p>
        </text:list-item>
      </text:list>
      <text:p text:style-name="P17">-- 创建：</text:p>
      <text:p text:style-name="P25">def 函数名():</text:p>
      <text:p text:style-name="P26">…</text:p>
      <text:p text:style-name="P26">yield 数据</text:p>
      <text:p text:style-name="P27">…</text:p>
      <text:p text:style-name="P17"><text:tab/>-- 调用：</text:p>
      <text:p text:style-name="P17"><text:tab/> for 变量名 in 函数名():</text:p>
      <text:p text:style-name="P17"><text:tab/><text:tab/> <text:s/>语句</text:p>
      <text:list xml:id="list203656549342897" text:continue-numbering="true" text:style-name="WWNum12">
        <text:list-item>
          <text:p text:style-name="P66">说明：</text:p>
        </text:list-item>
      </text:list>
      <text:p text:style-name="P17">-- 调用生成器函数将返回一个生成器对象，不执行函数体。</text:p>
      <text:p text:style-name="P17">-- <text:s/>yield翻译为”产生”或”生成”</text:p>
      <text:list xml:id="list203655543379737" text:continue-numbering="true" text:style-name="WWNum12">
        <text:list-item>
          <text:p text:style-name="P66">执行过程：</text:p>
        </text:list-item>
      </text:list>
      <text:list xml:id="list3267213116" text:style-name="WWNum13">
        <text:list-item>
          <text:p text:style-name="P67">调用生成器函数会自动创建迭代器对象。</text:p>
        </text:list-item>
        <text:list-item>
          <text:p text:style-name="P67">调用迭代器对象的__next__()方法时才执行生成器函数。</text:p>
        </text:list-item>
        <text:list-item>
          <text:p text:style-name="P67">每次执行到yield语句时返回数据，暂时离开。</text:p>
        </text:list-item>
        <text:list-item>
          <text:p text:style-name="P67">待下次调用__next__()方法时继续从离开处继续执行。</text:p>
        </text:list-item>
      </text:list>
      <text:list xml:id="list203655673863399" text:continue-list="list203655543379737" text:style-name="WWNum12">
        <text:list-item>
          <text:p text:style-name="P66">原理：生成迭代器对象的大致规则如下</text:p>
        </text:list-item>
      </text:list>
      <text:p text:style-name="P28"><text:soft-page-break/>-- 将yield关键字以前的代码放在next方法中。</text:p>
      <text:p text:style-name="P28">-- 将yield关键字后面的数据作为next方法的返回值。</text:p>
      <text:p text:style-name="P28"/>
      <text:p text:style-name="P49">"""</text:p>
      <text:p text:style-name="P36"><text:span text:style-name="T8"><text:s text:c="3"/></text:span><text:span text:style-name="T9">创建技能类</text:span><text:span text:style-name="T11">(</text:span><text:span text:style-name="T9">编号，技能名称，冷却时间，攻击力，消耗法力</text:span><text:span text:style-name="T11">)</text:span></text:p>
      <text:p text:style-name="P34">　　创建技能列表．</text:p>
      <text:p text:style-name="P34">　　－－　定义函数：查找编号是１０１的技能对象</text:p>
      <text:p text:style-name="P34">　　－－　定义函数：查找冷却时间为０的所有技能对象</text:p>
      <text:p text:style-name="P34">　　－－　定义函数：查找攻击力大于５的所有技能对象</text:p>
      <text:p text:style-name="P34">　　－－　定义函数：查找攻击力大于１０，并且不需要消耗法力的所有技能．</text:p>
      <text:p text:style-name="P32">"""</text:p>
      <text:p text:style-name="P38"><text:span text:style-name="T25">class </text:span>GameSkill:</text:p>
      <text:p text:style-name="P36"><text:s text:c="4"/><text:span text:style-name="T11">"""</text:span></text:p>
      <text:p text:style-name="P36"><text:span text:style-name="T8"><text:s text:c="7"/></text:span><text:span text:style-name="T9">技能类</text:span></text:p>
      <text:p text:style-name="P33"><text:s text:c="4"/><text:span text:style-name="T13">"""</text:span></text:p>
      <text:p text:style-name="P36"><text:span text:style-name="T8"><text:s text:c="4"/></text:span><text:span text:style-name="T27">def </text:span><text:span text:style-name="T34">__init__</text:span><text:span text:style-name="T12">(</text:span><text:span text:style-name="T35">self</text:span><text:span text:style-name="T12">,id,skill_name,cooling_time,atk,wasting_power):</text:span></text:p>
      <text:p text:style-name="P36"><text:s text:c="8"/><text:span text:style-name="T11">"""</text:span></text:p>
      <text:p text:style-name="P36"><text:span text:style-name="T8"><text:s text:c="11"/></text:span><text:span text:style-name="T9">创建技能</text:span></text:p>
      <text:p text:style-name="P36"><text:span text:style-name="T8"><text:s text:c="8"/></text:span><text:span text:style-name="T36">:param</text:span><text:span text:style-name="T10"> </text:span><text:span text:style-name="T11">id: </text:span><text:span text:style-name="T9">编号</text:span></text:p>
      <text:p text:style-name="P36"><text:span text:style-name="T8"><text:s text:c="8"/></text:span><text:span text:style-name="T36">:param</text:span><text:span text:style-name="T10"> </text:span><text:span text:style-name="T11">skill_name: </text:span><text:span text:style-name="T9">技能名称</text:span></text:p>
      <text:p text:style-name="P36"><text:span text:style-name="T8"><text:s text:c="8"/></text:span><text:span text:style-name="T36">:param</text:span><text:span text:style-name="T10"> </text:span><text:span text:style-name="T11">cooling_time: </text:span><text:span text:style-name="T9">冷却时间</text:span></text:p>
      <text:p text:style-name="P36"><text:span text:style-name="T8"><text:s text:c="8"/></text:span><text:span text:style-name="T36">:param</text:span><text:span text:style-name="T10"> </text:span><text:span text:style-name="T11">atk: </text:span><text:span text:style-name="T9">攻击力</text:span></text:p>
      <text:p text:style-name="P36"><text:span text:style-name="T8"><text:s text:c="8"/></text:span><text:span text:style-name="T36">:param</text:span><text:span text:style-name="T10"> </text:span><text:span text:style-name="T11">wasting_power: </text:span><text:span text:style-name="T9">消耗法力</text:span></text:p>
      <text:p text:style-name="P33"><text:s text:c="8"/><text:span text:style-name="T13">"""</text:span></text:p>
      <text:p text:style-name="P36"><text:soft-page-break/><text:span text:style-name="T8"><text:s text:c="8"/></text:span><text:span text:style-name="T35">self</text:span><text:span text:style-name="T12">.id=id</text:span></text:p>
      <text:p text:style-name="P36"><text:s text:c="8"/><text:span text:style-name="T35">self</text:span><text:span text:style-name="T12">.skill_name=skill_name</text:span></text:p>
      <text:p text:style-name="P36"><text:s text:c="8"/><text:span text:style-name="T35">self</text:span><text:span text:style-name="T12">.cooling_time=cooling_time</text:span></text:p>
      <text:p text:style-name="P36"><text:s text:c="8"/><text:span text:style-name="T35">self</text:span><text:span text:style-name="T12">.atk=atk</text:span></text:p>
      <text:p text:style-name="P36"><text:s text:c="8"/><text:span text:style-name="T35">self</text:span><text:span text:style-name="T12">.wasting_power=wasting_power</text:span></text:p>
      <text:p text:style-name="P36"><text:s text:c="4"/><text:span text:style-name="T27">def </text:span><text:span text:style-name="T34">__str__</text:span><text:span text:style-name="T12">(</text:span><text:span text:style-name="T35">self</text:span><text:span text:style-name="T12">):</text:span></text:p>
      <text:p text:style-name="P36"><text:s text:c="8"/><text:span text:style-name="T11">"""</text:span></text:p>
      <text:p text:style-name="P36"><text:span text:style-name="T8"><text:s text:c="8"/></text:span><text:span text:style-name="T36">:return</text:span><text:span text:style-name="T11">:</text:span></text:p>
      <text:p text:style-name="P33"><text:s text:c="8"/><text:span text:style-name="T13">"""</text:span></text:p>
      <text:p text:style-name="P36"><text:span text:style-name="T8"><text:s text:c="8"/></text:span><text:span text:style-name="T27">return </text:span><text:span text:style-name="T28">"%d %s %d %d %d"</text:span><text:span text:style-name="T12">%(</text:span></text:p>
      <text:p text:style-name="P36"><text:s text:c="12"/><text:span text:style-name="T35">self</text:span><text:span text:style-name="T12">.id,</text:span></text:p>
      <text:p text:style-name="P36"><text:s text:c="12"/><text:span text:style-name="T35">self</text:span><text:span text:style-name="T12">.skill_name,</text:span></text:p>
      <text:p text:style-name="P36"><text:s text:c="12"/><text:span text:style-name="T35">self</text:span><text:span text:style-name="T12">.cooling_time,</text:span></text:p>
      <text:p text:style-name="P36"><text:s text:c="12"/><text:span text:style-name="T35">self</text:span><text:span text:style-name="T12">.atk,</text:span></text:p>
      <text:p text:style-name="P36"><text:s text:c="12"/><text:span text:style-name="T35">self</text:span><text:span text:style-name="T12">.wasting_power</text:span></text:p>
      <text:p text:style-name="P36"><text:s text:c="8"/><text:span text:style-name="T12">)</text:span></text:p>
      <text:p text:style-name="P38">list_skill=[</text:p>
      <text:p text:style-name="P36"><text:s text:c="4"/><text:span text:style-name="T12">GameSkill(</text:span><text:span text:style-name="T32">101</text:span><text:span text:style-name="T12">,</text:span><text:span text:style-name="T28">"</text:span><text:span text:style-name="T29">九转玄功</text:span><text:span text:style-name="T28">"</text:span><text:span text:style-name="T12">,</text:span><text:span text:style-name="T32">60</text:span><text:span text:style-name="T12">,</text:span><text:span text:style-name="T32">999</text:span><text:span text:style-name="T12">,</text:span><text:span text:style-name="T32">100</text:span><text:span text:style-name="T12">),</text:span></text:p>
      <text:p text:style-name="P36"><text:s text:c="4"/><text:span text:style-name="T12">GameSkill(</text:span><text:span text:style-name="T32">102</text:span><text:span text:style-name="T12">,</text:span><text:span text:style-name="T28">"</text:span><text:span text:style-name="T29">蛤蟆功</text:span><text:span text:style-name="T28">"</text:span><text:span text:style-name="T12">,</text:span><text:span text:style-name="T32">5</text:span><text:span text:style-name="T12">,</text:span><text:span text:style-name="T32">9</text:span><text:span text:style-name="T12">,</text:span><text:span text:style-name="T32">1</text:span><text:span text:style-name="T12">),</text:span></text:p>
      <text:p text:style-name="P36"><text:s text:c="4"/><text:span text:style-name="T12">GameSkill(</text:span><text:span text:style-name="T32">103</text:span><text:span text:style-name="T12">,</text:span><text:span text:style-name="T28">"</text:span><text:span text:style-name="T29">五郎八卦棍</text:span><text:span text:style-name="T28">"</text:span><text:span text:style-name="T12">,</text:span><text:span text:style-name="T32">0</text:span><text:span text:style-name="T12">,</text:span><text:span text:style-name="T32">2</text:span><text:span text:style-name="T12">,</text:span><text:span text:style-name="T32">0</text:span><text:span text:style-name="T12">),</text:span></text:p>
      <text:p text:style-name="P36"><text:s text:c="4"/><text:span text:style-name="T12">GameSkill(</text:span><text:span text:style-name="T32">104</text:span><text:span text:style-name="T12">,</text:span><text:span text:style-name="T28">"</text:span><text:span text:style-name="T29">如来神掌</text:span><text:span text:style-name="T28">"</text:span><text:span text:style-name="T12">,</text:span><text:span text:style-name="T32">9</text:span><text:span text:style-name="T12">,</text:span><text:span text:style-name="T32">59</text:span><text:span text:style-name="T12">,</text:span><text:span text:style-name="T32">20</text:span><text:span text:style-name="T12">),</text:span></text:p>
      <text:p text:style-name="P36"><text:s text:c="4"/><text:span text:style-name="T12">GameSkill(</text:span><text:span text:style-name="T32">105</text:span><text:span text:style-name="T12">,</text:span><text:span text:style-name="T28">"</text:span><text:span text:style-name="T29">天外飞仙</text:span><text:span text:style-name="T28">"</text:span><text:span text:style-name="T12">,</text:span><text:span text:style-name="T32">15</text:span><text:span text:style-name="T12">,</text:span><text:span text:style-name="T32">39</text:span><text:span text:style-name="T12">,</text:span><text:span text:style-name="T32">0</text:span><text:span text:style-name="T12">),</text:span></text:p>
      <text:p text:style-name="P36"><text:soft-page-break/><text:s text:c="4"/><text:span text:style-name="T12">GameSkill(</text:span><text:span text:style-name="T32">106</text:span><text:span text:style-name="T12">,</text:span><text:span text:style-name="T28">"</text:span><text:span text:style-name="T29">打狗棒法</text:span><text:span text:style-name="T28">"</text:span><text:span text:style-name="T12">,</text:span><text:span text:style-name="T32">0</text:span><text:span text:style-name="T12">,</text:span><text:span text:style-name="T32">5</text:span><text:span text:style-name="T12">,</text:span><text:span text:style-name="T32">0</text:span><text:span text:style-name="T12">),</text:span></text:p>
      <text:p text:style-name="P36"><text:s text:c="4"/><text:span text:style-name="T12">GameSkill(</text:span><text:span text:style-name="T32">107</text:span><text:span text:style-name="T12">,</text:span><text:span text:style-name="T28">"</text:span><text:span text:style-name="T29">易经经</text:span><text:span text:style-name="T28">"</text:span><text:span text:style-name="T12">,</text:span><text:span text:style-name="T32">5</text:span><text:span text:style-name="T12">,</text:span><text:span text:style-name="T32">15</text:span><text:span text:style-name="T12">,</text:span><text:span text:style-name="T32">0</text:span><text:span text:style-name="T12">)</text:span></text:p>
      <text:p text:style-name="P38">]</text:p>
      <text:p text:style-name="P36"><text:span text:style-name="T22"># </text:span><text:span text:style-name="T23">定义函数：查找编号是１０１的技能对象</text:span></text:p>
      <text:p text:style-name="P38"><text:span text:style-name="T25">def </text:span>get_skill_from_id(id,targe):</text:p>
      <text:p text:style-name="P36"><text:s text:c="4"/><text:span text:style-name="T27">for </text:span><text:span text:style-name="T12">item </text:span><text:span text:style-name="T27">in </text:span><text:span text:style-name="T12">targe:</text:span></text:p>
      <text:p text:style-name="P36"><text:s text:c="8"/><text:span text:style-name="T27">if </text:span><text:span text:style-name="T12">item.id==id:</text:span></text:p>
      <text:p text:style-name="P36"><text:s text:c="12"/><text:span text:style-name="T22"># </text:span><text:span text:style-name="T23">要查找的结果只有一个，所以适合使用</text:span><text:span text:style-name="T22">return</text:span><text:span text:style-name="T23">返回数据，比使用</text:span><text:span text:style-name="T22">yield</text:span><text:span text:style-name="T23">更合适。</text:span></text:p>
      <text:p text:style-name="P36"><text:span text:style-name="T21"><text:s text:c="12"/></text:span><text:span text:style-name="T27">return </text:span><text:span text:style-name="T12">item</text:span></text:p>
      <text:p text:style-name="P36"><text:s text:c="12"/><text:span text:style-name="T22"># yield item</text:span></text:p>
      <text:p text:style-name="P40"># s01=get_skill_from_id(101,list_skill)</text:p>
      <text:p text:style-name="P40"># # for item in s01:</text:p>
      <text:p text:style-name="P40"># print(s01)</text:p>
      <text:p text:style-name="P40">#</text:p>
      <text:p text:style-name="P36"><text:span text:style-name="T22"># # </text:span><text:span text:style-name="T23">定义函数：查找冷却时间为０的所有技能对象</text:span></text:p>
      <text:p text:style-name="P40"># print()</text:p>
      <text:p text:style-name="P38"><text:span text:style-name="T25">def </text:span>get_skill_by_zero_cooling_time(<text:span text:style-name="T37">cooling_time</text:span>,targe):</text:p>
      <text:p text:style-name="P36"><text:s text:c="4"/><text:span text:style-name="T27">for </text:span><text:span text:style-name="T12">item </text:span><text:span text:style-name="T27">in </text:span><text:span text:style-name="T12">targe:</text:span></text:p>
      <text:p text:style-name="P36"><text:s text:c="8"/><text:span text:style-name="T27">if </text:span><text:span text:style-name="T12">item.cooling_time==</text:span><text:span text:style-name="T32">0</text:span><text:span text:style-name="T12">:</text:span></text:p>
      <text:p text:style-name="P36"><text:s text:c="12"/><text:span text:style-name="T27">yield </text:span><text:span text:style-name="T12">item</text:span></text:p>
      <text:p text:style-name="P38"><text:soft-page-break/>s02=get_skill_by_zero_cooling_time(<text:span text:style-name="T31">0</text:span>,list_skill)</text:p>
      <text:p text:style-name="P38"><text:span text:style-name="T25">for </text:span>item <text:span text:style-name="T25">in </text:span>s02:</text:p>
      <text:p text:style-name="P36"><text:s text:c="4"/><text:span text:style-name="T26">print</text:span><text:span text:style-name="T12">(item)</text:span></text:p>
      <text:p text:style-name="P40"/>
      <text:p text:style-name="P39"><text:span text:style-name="T21"># </text:span><text:span text:style-name="T23">生成器只能使用一次，上面的使用</text:span><text:span text:style-name="T21">__next__()</text:span><text:span text:style-name="T23">已经执行到迭代器的末尾，下面的不在执行。</text:span></text:p>
      <text:p text:style-name="P38"><text:span text:style-name="T25">for </text:span>item <text:span text:style-name="T25">in </text:span>s02:</text:p>
      <text:p text:style-name="P44"><text:s text:c="4"/><text:span text:style-name="T26">print</text:span><text:span text:style-name="T12">(item)</text:span></text:p>
      <text:p text:style-name="P40"/>
      <text:p text:style-name="P36"><text:span text:style-name="T22"># # </text:span><text:span text:style-name="T23">定义函数：查找攻击力大于５的所有技能对象</text:span></text:p>
      <text:p text:style-name="P40"># print()</text:p>
      <text:p text:style-name="P40"># def get_skill_by_atk(atk,targe):</text:p>
      <text:p text:style-name="P40">#</text:p>
      <text:p text:style-name="P40"># <text:s text:c="4"/>for item in targe:</text:p>
      <text:p text:style-name="P40"># <text:s text:c="8"/>if item.atk&gt;5:</text:p>
      <text:p text:style-name="P40"># <text:s text:c="12"/>yield item</text:p>
      <text:p text:style-name="P40">#</text:p>
      <text:p text:style-name="P40"># s03=get_skill_by_atk(5,list_skill)</text:p>
      <text:p text:style-name="P40"># for item in s03:</text:p>
      <text:p text:style-name="P40"># <text:s text:c="4"/>print(item)</text:p>
      <text:p text:style-name="P40">#</text:p>
      <text:p text:style-name="P36"><text:span text:style-name="T22"># # </text:span><text:span text:style-name="T23">定义函数：查找攻击力大于１０，并且不需要消耗法力的所有技</text:span><text:soft-page-break/><text:span text:style-name="T23">能．</text:span></text:p>
      <text:p text:style-name="P40"># print()</text:p>
      <text:p text:style-name="P40"># def get_skill_by_atk_and_wasting_power(atk,wasting_power,targe):</text:p>
      <text:p text:style-name="P40">#</text:p>
      <text:p text:style-name="P40"># <text:s text:c="4"/>for item in targe:</text:p>
      <text:p text:style-name="P40"># <text:s text:c="8"/>if item.atk&gt;10 and item.wasting_power==0:</text:p>
      <text:p text:style-name="P40"># <text:s text:c="12"/>yield item</text:p>
      <text:p text:style-name="P40">#</text:p>
      <text:p text:style-name="P40"># s04=get_skill_by_atk_and_wasting_power(10,0,list_skill)</text:p>
      <text:p text:style-name="P40"># for item in s04:</text:p>
      <text:p text:style-name="P46"># <text:s text:c="4"/>print(item)</text:p>
      <text:p text:style-name="P50"/>
      <text:p text:style-name="P28"/>
      <text:h text:style-name="Heading_20_2" text:outline-level="2">内置生成器</text:h>
      <text:h text:style-name="Heading_20_3" text:outline-level="3">枚举函数enumerate</text:h>
      <text:list xml:id="list251205620" text:style-name="WWNum14">
        <text:list-item>
          <text:p text:style-name="P68">语法：</text:p>
        </text:list-item>
      </text:list>
      <text:p text:style-name="P15">for 变量 in enumerate(可迭代对象):</text:p>
      <text:p text:style-name="P15"><text:s text:c="5"/>语句</text:p>
      <text:p text:style-name="P15"><text:soft-page-break/></text:p>
      <text:p text:style-name="P15">for 索引, 元素in enumerate(可迭代对象):</text:p>
      <text:p text:style-name="P15"><text:s text:c="4"/>语句</text:p>
      <text:p text:style-name="P15"/>
      <text:p text:style-name="P48">list01=[<text:span text:style-name="T30">"a"</text:span>,<text:span text:style-name="T30">"b"</text:span>,<text:span text:style-name="T30">"c"</text:span>]</text:p>
      <text:p text:style-name="P38"><text:span text:style-name="T25">for </text:span>item <text:span text:style-name="T25">in </text:span><text:span text:style-name="T24">enumerate</text:span>(list01):</text:p>
      <text:p text:style-name="P44"><text:s text:c="4"/><text:span text:style-name="T26">print</text:span><text:span text:style-name="T12">(item)</text:span></text:p>
      <text:p text:style-name="P42">结果：</text:p>
      <text:p text:style-name="P51">(0, 'a')</text:p>
      <text:p text:style-name="P51">(1, 'b')</text:p>
      <text:p text:style-name="P51">(2, 'c')</text:p>
      <text:p text:style-name="P15"/>
      <text:p text:style-name="P48"><text:span text:style-name="T25">def </text:span>my_enumerate(targe):</text:p>
      <text:p text:style-name="P36"><text:s text:c="4"/><text:span text:style-name="T12">index=</text:span><text:span text:style-name="T32">0</text:span></text:p>
      <text:p text:style-name="P36"><text:span text:style-name="T31"><text:s text:c="4"/></text:span><text:span text:style-name="T27">for </text:span><text:span text:style-name="T12">item </text:span><text:span text:style-name="T27">in </text:span><text:span text:style-name="T12">targe:</text:span></text:p>
      <text:p text:style-name="P36"><text:s text:c="8"/><text:span text:style-name="T27">yield </text:span><text:span text:style-name="T12">(index, item)</text:span></text:p>
      <text:p text:style-name="P36"><text:s text:c="8"/><text:span text:style-name="T12">index+=</text:span><text:span text:style-name="T32">1</text:span></text:p>
      <text:p text:style-name="P38"><text:span text:style-name="T25">for </text:span>item <text:span text:style-name="T25">in </text:span>my_enumerate(list01):</text:p>
      <text:p text:style-name="P36"><text:s text:c="4"/><text:span text:style-name="T26">print</text:span><text:span text:style-name="T12">(item)</text:span></text:p>
      <text:p text:style-name="P38"><text:span text:style-name="T25">for </text:span>index,element <text:span text:style-name="T25">in </text:span>my_enumerate(list01):</text:p>
      <text:p text:style-name="P44"><text:s text:c="4"/><text:span text:style-name="T26">print</text:span><text:span text:style-name="T12">(index,element)</text:span></text:p>
      <text:p text:style-name="P43">结果：</text:p>
      <text:p text:style-name="P51">(0, 'a')</text:p>
      <text:p text:style-name="P51">(1, 'b')</text:p>
      <text:p text:style-name="P51">(2, 'c')</text:p>
      <text:p text:style-name="P51">(3, 'd')</text:p>
      <text:p text:style-name="P51">(4, 'e')</text:p>
      <text:p text:style-name="P51">(5, 'f')</text:p>
      <text:p text:style-name="P51"><text:soft-page-break/>(6, 'g')</text:p>
      <text:p text:style-name="P51">0 a</text:p>
      <text:p text:style-name="P51">1 b</text:p>
      <text:p text:style-name="P51">2 c</text:p>
      <text:p text:style-name="P51">3 d</text:p>
      <text:p text:style-name="P51">4 e</text:p>
      <text:p text:style-name="P51">5 f</text:p>
      <text:p text:style-name="P51">6 g</text:p>
      <text:p text:style-name="P15"/>
      <text:list xml:id="list203656416461328" text:continue-numbering="true" text:style-name="WWNum14">
        <text:list-item>
          <text:p text:style-name="P68">作用：遍历可迭代对象时，可以将索引与元素组合为一个元组。</text:p>
        </text:list-item>
      </text:list>
      <text:h text:style-name="Heading_20_3" text:outline-level="3">zip</text:h>
      <text:list xml:id="list2606394147" text:style-name="WWNum15">
        <text:list-item>
          <text:p text:style-name="P69">语法：</text:p>
        </text:list-item>
      </text:list>
      <text:p text:style-name="P21">for item in zip(可迭代对象1, 可迭代对象2….):</text:p>
      <text:p text:style-name="P17"><text:s text:c="4"/><text:tab/><text:tab/>语句</text:p>
      <text:list xml:id="list203655476672675" text:continue-numbering="true" text:style-name="WWNum15">
        <text:list-item>
          <text:p text:style-name="P69">作用：将多个可迭代对象中对应的元素组合成一个个元组，生成的元组个数由最小的可迭代对象决定。</text:p>
        </text:list-item>
      </text:list>
      <text:p text:style-name="P48">list02=[<text:span text:style-name="T31">101</text:span>,<text:span text:style-name="T31">102</text:span>,<text:span text:style-name="T31">103</text:span>]</text:p>
      <text:p text:style-name="P36"><text:span text:style-name="T12">list03=[</text:span><text:span text:style-name="T28">"</text:span><text:span text:style-name="T29">张三丰</text:span><text:span text:style-name="T28">"</text:span><text:span text:style-name="T12">,</text:span><text:span text:style-name="T28">"</text:span><text:span text:style-name="T29">张无忌</text:span><text:span text:style-name="T28">"</text:span><text:span text:style-name="T12">,</text:span><text:span text:style-name="T28">"</text:span><text:span text:style-name="T29">赵敏</text:span><text:span text:style-name="T28">"</text:span><text:span text:style-name="T12">,</text:span><text:span text:style-name="T28">"</text:span><text:span text:style-name="T29">周芷若</text:span><text:span text:style-name="T28">"</text:span><text:span text:style-name="T12">]</text:span></text:p>
      <text:p text:style-name="P38"><text:span text:style-name="T25">for </text:span>item <text:span text:style-name="T25">in </text:span><text:span text:style-name="T24">zip</text:span>(list02,list03):</text:p>
      <text:p text:style-name="P36"><text:s text:c="4"/><text:span text:style-name="T26">print</text:span><text:span text:style-name="T12">(item)</text:span></text:p>
      <text:p text:style-name="P38"><text:span text:style-name="T24">print</text:span>(<text:span text:style-name="T30">"------------------------------"</text:span>)</text:p>
      <text:p text:style-name="P36"><text:span text:style-name="T22"># </text:span><text:span text:style-name="T23">自定义函数</text:span><text:span text:style-name="T22">my_zip</text:span></text:p>
      <text:p text:style-name="P38"><text:span text:style-name="T25">def </text:span>my_zip(target01,target02):</text:p>
      <text:p text:style-name="P36"><text:s text:c="4"/><text:span text:style-name="T27">for </text:span><text:span text:style-name="T12">index </text:span><text:span text:style-name="T27">in </text:span><text:span text:style-name="T26">range</text:span><text:span text:style-name="T12">(</text:span><text:span text:style-name="T26">len</text:span><text:span text:style-name="T12">(target01)):</text:span></text:p>
      <text:p text:style-name="P36"><text:s text:c="8"/><text:span text:style-name="T27">if </text:span><text:span text:style-name="T12">index&lt;</text:span><text:span text:style-name="T26">len</text:span><text:span text:style-name="T12">(target02):</text:span></text:p>
      <text:p text:style-name="P36"><text:s text:c="12"/><text:span text:style-name="T27">yield </text:span><text:span text:style-name="T12">(target01[index], target02[index])</text:span></text:p>
      <text:p text:style-name="P38"><text:span text:style-name="T25">for </text:span>item <text:span text:style-name="T25">in </text:span>my_zip(list02,list03):</text:p>
      <text:p text:style-name="P44"><text:s text:c="4"/><text:span text:style-name="T26">print</text:span><text:span text:style-name="T12">(item)</text:span></text:p>
      <text:p text:style-name="P41"><text:soft-page-break/>运行结果：</text:p>
      <text:p text:style-name="P50">(101, '张三丰')</text:p>
      <text:p text:style-name="P50">(102, '张无忌')</text:p>
      <text:p text:style-name="P50">(103, '赵敏')</text:p>
      <text:p text:style-name="P50"/>
      <text:h text:style-name="Heading_20_2" text:outline-level="2">生成器表达式</text:h>
      <text:list xml:id="list3866136073" text:style-name="WWNum16">
        <text:list-item>
          <text:p text:style-name="P70">定义：用推导式形式创建生成器对象。</text:p>
        </text:list-item>
        <text:list-item>
          <text:p text:style-name="P70">语法：<text:bookmark text:name="_GoBack"/>变量 = ( 表达式 for 变量 in 可迭代对象 [if 真值表达式] )</text:p>
        </text:list-item>
      </text:list>
      <text:p text:style-name="List_20_Paragraph"/>
      <text:p text:style-name="P49">"""</text:p>
      <text:p text:style-name="P36"><text:span text:style-name="T8"><text:s text:c="3"/></text:span><text:span text:style-name="T9">生成器表达式</text:span></text:p>
      <text:p text:style-name="P32">"""</text:p>
      <text:p text:style-name="P38">list01=[<text:span text:style-name="T31">2</text:span>,<text:span text:style-name="T31">3</text:span>,<text:span text:style-name="T31">4</text:span>,<text:span text:style-name="T31">6</text:span>]</text:p>
      <text:p text:style-name="P36"><text:span text:style-name="T22"># </text:span><text:span text:style-name="T23">列表推导式</text:span><text:span text:style-name="T22">[]</text:span></text:p>
      <text:p text:style-name="P38">result=[item**<text:span text:style-name="T31">2 </text:span><text:span text:style-name="T25">for </text:span>item <text:span text:style-name="T25">in </text:span>list01]</text:p>
      <text:p text:style-name="P38"><text:span text:style-name="T24">print</text:span>(result)</text:p>
      <text:p text:style-name="P36"><text:span text:style-name="T22"># </text:span><text:span text:style-name="T23">生成器表达式</text:span></text:p>
      <text:p text:style-name="P38">result=(item**<text:span text:style-name="T31">2 </text:span><text:span text:style-name="T25">for </text:span>item <text:span text:style-name="T25">in </text:span>list01)</text:p>
      <text:p text:style-name="P38"><text:span text:style-name="T25">for </text:span>item <text:span text:style-name="T25">in </text:span>result:</text:p>
      <text:p text:style-name="P44"><text:s text:c="4"/><text:span text:style-name="T26">print</text:span><text:span text:style-name="T12">(item)</text:span></text:p>
      <text:p text:style-name="P50">运行结果：</text:p>
      <text:p text:style-name="P50">[4, 9, 16, 36]</text:p>
      <text:p text:style-name="P50">4</text:p>
      <text:p text:style-name="P50">9</text:p>
      <text:p text:style-name="P50">16</text:p>
      <text:p text:style-name="P50">36</text:p>
      <text:p text:style-name="List_20_Paragraph"/>
      <text:h text:style-name="Heading_20_1" text:outline-level="1"><text:soft-page-break/>函数式编程</text:h>
      <text:p text:style-name="P4">1. 定义：用一系列函数解决问题。</text:p>
      <text:p text:style-name="P17">-- 函数可以赋值给变量，赋值后变量绑定函数。</text:p>
      <text:p text:style-name="P17">-- 允许将函数作为参数传入另一个函数。</text:p>
      <text:p text:style-name="P17">-- <text:bookmark-start text:name="__DdeLink__795_3566549029"/>允许函数返回一个函数<text:bookmark-end text:name="__DdeLink__795_3566549029"/>。</text:p>
      <text:p text:style-name="Standard"><text:tab/>2. 高阶函数：将函数作为参数或返回值的函数。</text:p>
      <text:h text:style-name="Heading_20_2" text:outline-level="2"><text:s text:c="3"/>函数作为参数</text:h>
      <text:p text:style-name="P17">将核心逻辑传入方法体，使该方法的适用性更广，体现了面向对象的开闭原则。</text:p>
      <text:h text:style-name="Heading_20_3" text:outline-level="3">lambda 表达式</text:h>
      <text:list xml:id="list4258554736" text:style-name="WWNum17">
        <text:list-item>
          <text:p text:style-name="P71">定义：是一种匿名方法。</text:p>
        </text:list-item>
        <text:list-item>
          <text:p text:style-name="P71">作用：作为参数传递时语法简洁，优雅，代码可读性强。</text:p>
        </text:list-item>
      </text:list>
      <text:p text:style-name="P29">随时创建和销毁，减少程序耦合度。</text:p>
      <text:list xml:id="list203656183458600" text:continue-numbering="true" text:style-name="WWNum17">
        <text:list-item>
          <text:p text:style-name="P71">语法</text:p>
        </text:list-item>
      </text:list>
      <text:p text:style-name="P17">-- 定义：</text:p>
      <text:p text:style-name="P30">变量 = lambda 形参: 方法体</text:p>
      <text:p text:style-name="Standard"><text:tab/> <text:s text:c="2"/>-- 调用：</text:p>
      <text:p text:style-name="Standard"><text:tab/><text:tab/><text:tab/>变量(实参)</text:p>
      <text:list xml:id="list203656306459693" text:continue-numbering="true" text:style-name="WWNum17">
        <text:list-item>
          <text:p text:style-name="P71">说明：</text:p>
        </text:list-item>
      </text:list>
      <text:p text:style-name="P17">-- 形参没有可以不填</text:p>
      <text:p text:style-name="P17">-- 方法体只能有一条语句，且不支持赋值语句。</text:p>
      <text:h text:style-name="Heading_20_3" text:outline-level="3">内置高阶函数</text:h>
      <text:list xml:id="list2983480304" text:style-name="WWNum18">
        <text:list-item>
          <text:p text:style-name="P72">map（函数，可迭代对象）：使用可迭代对象中的每个元素调用函数，将返回值作为新可迭代对象元素；返回值为新可迭代对象。</text:p>
        </text:list-item>
      </text:list>
      <text:p text:style-name="P37">result=<text:span text:style-name="T24">map</text:span>(<text:span text:style-name="T25">lambda </text:span>e:e.id,list_enemys)</text:p>
      <text:p text:style-name="P38"><text:span text:style-name="T25">for </text:span>item <text:span text:style-name="T25">in </text:span>result:</text:p>
      <text:p text:style-name="P44"><text:s text:c="4"/><text:span text:style-name="T26">print</text:span><text:span text:style-name="T12">(item)</text:span></text:p>
      <text:p text:style-name="List_20_Paragraph"/>
      <text:p text:style-name="List_20_Paragraph"><text:soft-page-break/></text:p>
      <text:list xml:id="list203655131847588" text:continue-numbering="true" text:style-name="WWNum18">
        <text:list-item>
          <text:p text:style-name="P72"><text:bookmark-start text:name="__DdeLink__1790_2070407918"/>filter(函数，可迭代对象)：根据条件筛选可迭代对象中的元素，返回值为新可迭代对象。<text:bookmark-end text:name="__DdeLink__1790_2070407918"/></text:p>
        </text:list-item>
      </text:list>
      <text:p text:style-name="P35"><text:span text:style-name="T22"># </text:span><text:span text:style-name="T23">过滤函数：</text:span><text:span text:style-name="T22">filter(</text:span><text:span text:style-name="T23">函数，可迭代对象</text:span><text:span text:style-name="T22">)</text:span><text:span text:style-name="T23">：根据条件筛选可迭代对象中的元素，返回值为新可迭代对象。</text:span></text:p>
      <text:p text:style-name="P38">result=<text:span text:style-name="T24">filter</text:span>(<text:span text:style-name="T25">lambda </text:span>e:e.id&gt;<text:span text:style-name="T31">101</text:span>,list_enemys)</text:p>
      <text:p text:style-name="P38"><text:span text:style-name="T25">for </text:span>item <text:span text:style-name="T25">in </text:span>result:</text:p>
      <text:p text:style-name="P44"><text:s text:c="4"/><text:span text:style-name="T26">print</text:span><text:span text:style-name="T12">(item.id)</text:span></text:p>
      <text:p text:style-name="List_20_Paragraph"/>
      <text:p text:style-name="List_20_Paragraph"/>
      <text:list xml:id="list203656675544790" text:continue-numbering="true" text:style-name="WWNum18">
        <text:list-item>
          <text:p text:style-name="P72"><text:bookmark-start text:name="__DdeLink__1792_2070407918"/>sorted(可迭代对象，key = 函数,reverse = bool值)：排序，返回值为排序结果。<text:bookmark-end text:name="__DdeLink__1792_2070407918"/></text:p>
        </text:list-item>
      </text:list>
      <text:p text:style-name="P37"><text:span text:style-name="T25">for </text:span>item <text:span text:style-name="T25">in </text:span><text:span text:style-name="T24">sorted</text:span>(list_enemys,<text:span text:style-name="T38">key</text:span>=<text:span text:style-name="T25">lambda </text:span>e:e.atk,<text:span text:style-name="T38">reverse </text:span>=<text:span text:style-name="T25">False</text:span>):</text:p>
      <text:p text:style-name="P44"><text:s text:c="4"/><text:span text:style-name="T26">print</text:span><text:span text:style-name="T12">(item.name)</text:span></text:p>
      <text:p text:style-name="List_20_Paragraph"/>
      <text:p text:style-name="List_20_Paragraph"/>
      <text:list xml:id="list203655089233804" text:continue-numbering="true" text:style-name="WWNum18">
        <text:list-item>
          <text:p text:style-name="P72"><text:bookmark-start text:name="__DdeLink__1794_2070407918"/>max(可迭代对象，key = 函数)：根据函数获取可迭代对象的最大值。<text:bookmark-end text:name="__DdeLink__1794_2070407918"/></text:p>
        </text:list-item>
        <text:list-item>
          <text:p text:style-name="P72"><text:bookmark-start text:name="__DdeLink__8170_2070407918"/>min(可迭代对象，key = 函数)：根据函数获取可迭代对象的最小值<text:bookmark-end text:name="__DdeLink__8170_2070407918"/>。</text:p>
        </text:list-item>
      </text:list>
      <text:h text:style-name="Heading_20_2" text:outline-level="2">函数作为返回值</text:h>
      <text:p text:style-name="P17">逻辑连续，当内部函数被调用时，不脱离当前的逻辑。</text:p>
      <text:h text:style-name="Heading_20_3" text:outline-level="3">闭包<text:span text:style-name="T20">(使得逻辑连续)</text:span></text:h>
      <text:list xml:id="list4224096828" text:style-name="WWNum19">
        <text:list-item>
          <text:p text:style-name="P73"><text:span text:style-name="T19">三要素</text:span>：</text:p>
        </text:list-item>
      </text:list>
      <text:p text:style-name="P17">-- 必须有一个内嵌函数。</text:p>
      <text:p text:style-name="P17">-- 内嵌函数必须引用外部函数中变量。</text:p>
      <text:p text:style-name="P17">-- 外部函数返回值必须是内嵌函数。</text:p>
      <text:list xml:id="list203655490043951" text:continue-numbering="true" text:style-name="WWNum19">
        <text:list-item>
          <text:p text:style-name="P73">语法</text:p>
        </text:list-item>
      </text:list>
      <text:p text:style-name="P16">-- 定义：</text:p>
      <text:p text:style-name="P18">def 外部函数名(参数):</text:p>
      <text:p text:style-name="P18"><text:tab/><text:tab/>外部变量</text:p>
      <text:p text:style-name="P18"><text:soft-page-break/><text:tab/><text:tab/>def 内部函数名(参数):</text:p>
      <text:p text:style-name="P18"><text:tab/><text:tab/><text:tab/>使用外部变量</text:p>
      <text:p text:style-name="P18"><text:tab/><text:tab/>return 内部函数名</text:p>
      <text:p text:style-name="P16">-- 调用：</text:p>
      <text:p text:style-name="P16"><text:tab/> <text:s text:c="2"/>变量 = 外部函数名(参数)</text:p>
      <text:p text:style-name="P16"><text:tab/> <text:s text:c="2"/>变量(参数)</text:p>
      <text:list xml:id="list203656150516231" text:continue-numbering="true" text:style-name="WWNum19">
        <text:list-item>
          <text:p text:style-name="P73">定义：在一个函数内部的函数,同时内部函数又引用了外部函数的变量。</text:p>
        </text:list-item>
        <text:list-item>
          <text:p text:style-name="P73">本质：闭包是将内部函数和外部函数的执行环境绑定在一起的对象。</text:p>
        </text:list-item>
        <text:list-item>
          <text:p text:style-name="P73">优点：内部函数可以使用外部变量。 </text:p>
        </text:list-item>
        <text:list-item>
          <text:p text:style-name="P73">缺点：外部变量一直存在于内存中，不会在调用结束后释放，占用内存。</text:p>
        </text:list-item>
        <text:list-item>
          <text:p text:style-name="P73">作用：实现python装饰器。</text:p>
        </text:list-item>
      </text:list>
      <text:h text:style-name="Heading_20_3" text:outline-level="3">函数装饰器<text:span text:style-name="md-expand"><text:span text:style-name="T6">decorators</text:span></text:span></text:h>
      <text:list xml:id="list2792483374" text:style-name="WWNum20">
        <text:list-item>
          <text:p text:style-name="P74">定义：在不改变原函数的调用以及内部代码情况下，为其添加新功能的函数。</text:p>
        </text:list-item>
        <text:list-item>
          <text:p text:style-name="P74">语法</text:p>
        </text:list-item>
      </text:list>
      <text:p text:style-name="P23"><text:bookmark-start text:name="__DdeLink__2766_2824890243"/>def 函数装饰器名称(func):</text:p>
      <text:p text:style-name="P23"><text:s text:c="5"/>def 内嵌函数(*args, **kwargs):</text:p>
      <text:p text:style-name="P23"><text:s text:c="10"/>需要添加的新功能</text:p>
      <text:p text:style-name="P23"><text:s text:c="10"/>return func(*args, **kwargs)</text:p>
      <text:p text:style-name="P17"><text:s text:c="5"/>return wrapper<text:bookmark-end text:name="__DdeLink__2766_2824890243"/></text:p>
      <text:p text:style-name="P21"/>
      <text:p text:style-name="P17">@ 函数装饰器名称 <text:s/></text:p>
      <text:p text:style-name="P17">def 原函数名称(参数):</text:p>
      <text:p text:style-name="P17"><text:tab/><text:tab/>函数体</text:p>
      <text:p text:style-name="P17"/>
      <text:p text:style-name="P17">原函数(参数)</text:p>
      <text:p text:style-name="P17"/>
      <text:list xml:id="list203654908024303" text:continue-numbering="true" text:style-name="WWNum20">
        <text:list-item>
          <text:p text:style-name="P74">本质：使用“@函数装饰器名称”修饰原函数，等同于创建与原函数名称相同的变量，关联内嵌函数；故调用原函数时执行内嵌函数。</text:p>
        </text:list-item>
      </text:list>
      <text:p text:style-name="P19">原函数名称 = 函数装饰器名称（原函数名称）</text:p>
      <text:p text:style-name="Standard"/>
      <text:list xml:id="list203655789209770" text:continue-numbering="true" text:style-name="WWNum20">
        <text:list-item>
          <text:p text:style-name="P74">装饰器链：</text:p>
        </text:list-item>
      </text:list>
      <text:p text:style-name="P17">一个函数可以被多个装饰器修饰，执行顺序为从近到远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2_20_字符" style:display-name="标题 2 字符" style:family="text" style:parent-style-name="Default_20_Paragraph_20_Font"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标题_20_3_20_字符" style:display-name="标题 3 字符" style:family="text" style:parent-style-name="Default_20_Paragraph_20_Font"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标题_20_4_20_字符" style:display-name="标题 4 字符" style:family="text" style:parent-style-name="Default_20_Paragraph_20_Font"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标题_20_5_20_字符" style:display-name="标题 5 字符" style:family="text" style:parent-style-name="Default_20_Paragraph_20_Font"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标题_20_6_20_字符" style:display-name="标题 6 字符" style:family="text" style:parent-style-name="Default_20_Paragraph_20_Font"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md-comme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d-linebreak" style:family="text" style:parent-style-name="Default_20_Paragraph_20_Font"/>
    <style:style style:name="md-linebreak-mark" style:family="text" style:parent-style-name="Default_20_Paragraph_20_Font"/>
    <style:style style:name="md-br" style:family="text" style:parent-style-name="Default_20_Paragraph_20_Font"/>
    <style:style style:name="md-lin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333333" fo:font-size="10pt" style:font-size-asian="10pt" style:font-name-complex="Helvetica1" style:font-family-complex="Helvetica" style:font-family-generic-complex="system" style:font-pitch-complex="variable"/>
    </style:style>
    <style:style style:name="ListLabel_20_2" style:display-name="ListLabel 2" style:family="text">
      <style:text-properties fo:font-size="12pt" style:font-size-asian="10.5pt"/>
    </style:style>
    <style:style style:name="ListLabel_20_3" style:display-name="ListLabel 3" style:family="text">
      <style:text-properties fo:font-size="12pt" style:font-size-asian="10.5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9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</meta:initial-creator>
    <meta:editing-cycles>511</meta:editing-cycles>
    <meta:creation-date>2019-03-10T02:20:00</meta:creation-date>
    <dc:date>2019-04-25T20:36:51.896513710</dc:date>
    <meta:editing-duration>P5DT13H57M34S</meta:editing-duration>
    <meta:generator>LibreOffice/6.0.7.3$Linux_X86_64 LibreOffice_project/00m0$Build-3</meta:generator>
    <meta:document-statistic meta:table-count="0" meta:image-count="0" meta:object-count="0" meta:page-count="19" meta:paragraph-count="449" meta:word-count="4018" meta:character-count="8538" meta:non-whitespace-character-count="7275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